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228768324"/><text:bookmark text:name="TI000000364"/>Приложение 2. Описание элементов журнала регистрации</text:h>
      <text:p text:style-name="Text_20_body">В данном приложении описывается структура журнала регистрации в случае выгрузки его в формате XML-файла.</text:p>
      <text:p text:style-name="Text_20_body">Формат XML-документа выгрузки журнала регистрации:</text:p>
      <text:p text:style-name="Text_20_body">● пространство имен: http://v8.1c.ru/eventLog;</text:p>
      <text:p text:style-name="Text_20_body">● префикс пространства имен (по умолчанию): v8e.</text:p>
      <text:p text:style-name="Text_20_body">EventLog</text:p>
      <text:p text:style-name="Text_20_body">Корневой элемент документа. Содержит собственно события журнала регистрации (элементы Event).</text:p>
      <text:p text:style-name="Text_20_body">Event</text:p>
      <text:p text:style-name="Text_20_body">Содержит элементы, описывающие событие журнала регистрации.</text:p>
      <text:p text:style-name="Text_20_body">Level</text:p>
      <text:p text:style-name="Text_20_body">Тип: Перечисление уровня события. Значение уровня события.</text:p>
      <text:p text:style-name="Text_20_body">Date</text:p>
      <text:p text:style-name="Text_20_body">Тип: ДатаВремя. Значение даты и времени события.</text:p>
      <text:p text:style-name="Text_20_body">Application</text:p>
      <text:p text:style-name="Text_20_body">Тип: Строка. Имя приложения, в котором произошло событие.</text:p>
      <text:p text:style-name="Text_20_body">ApplicationPresentation</text:p>
      <text:p text:style-name="Text_20_body">Тип: Строка. Представление приложения, в котором событие произошло.</text:p>
      <text:p text:style-name="Text_20_body">EventName</text:p>
      <text:p text:style-name="Text_20_body">Тип: Строка. Имя произошедшего события.</text:p>
      <text:p text:style-name="Text_20_body">EventPresentation</text:p>
      <text:p text:style-name="Text_20_body">Тип: Строка. Представление произошедшего события.</text:p>
      <text:p text:style-name="Text_20_body">UserID</text:p>
      <text:p text:style-name="Text_20_body">Тип: UUID. Идентификатор пользователя, инициировавшего событие.</text:p>
      <text:p text:style-name="Text_20_body">UserName</text:p>
      <text:p text:style-name="Text_20_body">Тип: Строка. Имя пользователя, инициировавшего событие.</text:p>
      <text:p text:style-name="Text_20_body">MetadataName</text:p>
      <text:p text:style-name="Text_20_body">Тип: Строка. Составное имя в англоязычном варианте термов и с использованием имен метаданных. Для событий, предусматривающих наличие списка метаданных (события доступа к данным), содержит список элементов Item, в каждом из которых содержится имя объекта метаданных.</text:p>
      <text:p text:style-name="Text_20_body">MetadataPresentation</text:p>
      <text:p text:style-name="Text_20_body">Тип: Строка. Представление объекта метаданных на языке пользователя (синонимы). Для событий, предусматривающих наличие списка метаданных (события доступа к данным), содержит список элементов Item, в каждом из которых содержится представление объекта метаданных.</text:p>
      <text:p text:style-name="Text_20_body"><text:soft-page-break/>Comment</text:p>
      <text:p text:style-name="Text_20_body">Тип: Строка. Комментарий к событию.</text:p>
      <text:p text:style-name="Text_20_body">Data</text:p>
      <text:p text:style-name="Text_20_body">Тип: Произвольный. Данные события. Если тип данных не может быть представлен в виде XML, то производится запись значения Неопределено (пустой элемент с атрибутом xsi:nil = "true").</text:p>
      <text:p text:style-name="Text_20_body">Может содержать структуры, массивы и таблицы (для событий доступа к данным, аутентификации и работы с пользователями информационной базы).</text:p>
      <text:p text:style-name="Text_20_body">DataPresentation</text:p>
      <text:p text:style-name="Text_20_body">Тип: Строка. Представление данных события.</text:p>
      <text:p text:style-name="Text_20_body">TransactionStatus</text:p>
      <text:p text:style-name="Text_20_body">Тип: Статус транзакции для события. Статус транзакции может принимать следующие значения:</text:p>
      <text:p text:style-name="Text_20_body">● InProgress ‑ транзакция не завершена;</text:p>
      <text:p text:style-name="Text_20_body">● Committed ‑ транзакция зафиксирована;</text:p>
      <text:p text:style-name="Text_20_body">● RolledBack ‑ транзакция отменена;</text:p>
      <text:p text:style-name="Text_20_body">● NotApplicable ‑ запись выполняется вне транзакции.</text:p>
      <text:p text:style-name="Text_20_body">TransactionID</text:p>
      <text:p text:style-name="Text_20_body">Тип: Строка. Идентификатор транзакции.</text:p>
      <text:p text:style-name="Text_20_body">Connection</text:p>
      <text:p text:style-name="Text_20_body">Тип: Число. Номер соединения.</text:p>
      <text:p text:style-name="Text_20_body">Session</text:p>
      <text:p text:style-name="Text_20_body">Тип: Число. Номер сеанса.</text:p>
      <text:p text:style-name="Text_20_body">ServerName</text:p>
      <text:p text:style-name="Text_20_body">Тип: Строка. Имя рабочего сервера.</text:p>
      <text:p text:style-name="Text_20_body">Port</text:p>
      <text:p text:style-name="Text_20_body">Тип: Число. Основной IP порт.</text:p>
      <text:p text:style-name="Text_20_body">SyncPort</text:p>
      <text:p text:style-name="Text_20_body">Тип: Число. Вспомогательный IP порт.</text:p>
      <text:p text:style-name="Text_20_body">SessionDataSeparation</text:p>
      <text:p text:style-name="Text_20_body">Содержит коллекцию элементов, описывающих разделители, которые использовались в сеансе во время регистрации события. Имя элемента соответствует имени разделителя, значение элемента содержит значение разделителя.</text:p>
      <text:p text:style-name="Text_20_body">SessionDataSeparationPresentation</text:p>
      <text:p text:style-name="Text_20_body">Содержит коллекцию элементов Item, со значениями типа Строка, содержащими представления разделителей в том же порядке, что и в элементе SessionDataSepar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36:27.354934016</dc:date>
    <meta:editing-duration>PT1H18M16S</meta:editing-duration>
    <meta:editing-cycles>73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352" meta:character-count="2901" meta:non-whitespace-character-count="2607"/>
  </office:meta>
</office:document-meta>
</file>